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0947949" officeooo:paragraph-rsid="00947949"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099122e" officeooo:paragraph-rsid="0099122e"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03b9b10" officeooo:paragraph-rsid="0099122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9"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30"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3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2" style:family="paragraph" style:parent-style-name="Standard">
      <style:paragraph-properties fo:text-align="start" style:justify-single-word="false" fo:orphans="0" fo:widows="0"/>
      <style:text-properties officeooo:paragraph-rsid="0047afbe"/>
    </style:style>
    <style:style style:name="P33" style:family="paragraph" style:parent-style-name="Standard">
      <style:paragraph-properties fo:text-align="start" style:justify-single-word="false" fo:orphans="0" fo:widows="0"/>
      <style:text-properties officeooo:paragraph-rsid="00496b34"/>
    </style:style>
    <style:style style:name="P3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5"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46"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47"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48" style:family="paragraph" style:parent-style-name="Text_20_body">
      <style:paragraph-properties fo:margin-top="0in" fo:margin-bottom="0in" loext:contextual-spacing="false"/>
      <style:text-properties style:font-name="Liberation Serif" fo:font-size="12pt" officeooo:rsid="0088c7a7" officeooo:paragraph-rsid="009564df" style:font-size-asian="12pt" style:font-size-complex="12pt"/>
    </style:style>
    <style:style style:name="P49" style:family="paragraph" style:parent-style-name="Text_20_body">
      <style:paragraph-properties fo:margin-top="0in" fo:margin-bottom="0in" loext:contextual-spacing="false"/>
      <style:text-properties style:font-name="Liberation Serif" fo:font-size="12pt" officeooo:rsid="0088c7a7" officeooo:paragraph-rsid="00995279" style:font-size-asian="12pt" style:font-size-complex="12pt"/>
    </style:style>
    <style:style style:name="P50"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51" style:family="paragraph" style:parent-style-name="Text_20_body">
      <style:paragraph-properties fo:margin-top="0in" fo:margin-bottom="0in" loext:contextual-spacing="false"/>
      <style:text-properties style:font-name="Liberation Serif" fo:font-size="12pt" officeooo:rsid="00926738" officeooo:paragraph-rsid="00926738" style:font-size-asian="12pt" style:font-size-complex="12pt"/>
    </style:style>
    <style:style style:name="P52"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5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5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56"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7"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8"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9"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60"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6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62"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65"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fo:font-style="normal" officeooo:rsid="0099992d" officeooo:paragraph-rsid="009cf22a" style:font-size-asian="12pt" style:font-style-asian="normal" style:font-size-complex="12pt" style:font-style-complex="normal"/>
    </style:style>
    <style:style style:name="P67" style:family="paragraph" style:parent-style-name="Text_20_body">
      <style:paragraph-properties fo:margin-top="0in" fo:margin-bottom="0in" loext:contextual-spacing="false"/>
      <style:text-properties style:font-name="Liberation Serif" fo:font-size="12pt" fo:font-style="normal" officeooo:rsid="0099992d" officeooo:paragraph-rsid="00a9c7b5" style:font-size-asian="12pt" style:font-style-asian="normal" style:font-size-complex="12pt" style:font-style-complex="normal"/>
    </style:style>
    <style:style style:name="P68" style:family="paragraph" style:parent-style-name="Text_20_body">
      <style:paragraph-properties fo:margin-top="0in" fo:margin-bottom="0in" loext:contextual-spacing="false"/>
      <style:text-properties style:font-name="Liberation Serif" fo:font-size="12pt" officeooo:rsid="0088c7a7" officeooo:paragraph-rsid="009564df"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88c7a7" officeooo:paragraph-rsid="00a213f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paragraph-rsid="00a213f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0a9abff" style:font-size-asian="12pt" style:font-size-complex="12pt"/>
    </style:style>
    <style:style style:name="P72"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73"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74"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75"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898d38" style:font-style-asian="normal" style:font-style-complex="normal"/>
    </style:style>
    <style:style style:name="T6" style:family="text">
      <style:text-properties fo:color="#000000" fo:font-style="normal" officeooo:rsid="0096f124"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5ac5f" style:font-style-asian="normal" style:font-style-complex="normal"/>
    </style:style>
    <style:style style:name="T11" style:family="text">
      <style:text-properties fo:color="#000000" fo:font-style="normal" officeooo:rsid="00a64d6a" style:font-style-asian="normal" style:font-style-complex="normal"/>
    </style:style>
    <style:style style:name="T12" style:family="text">
      <style:text-properties fo:color="#000000" fo:font-style="normal" officeooo:rsid="00a7e609" style:font-style-asian="normal" style:font-style-complex="normal"/>
    </style:style>
    <style:style style:name="T13" style:family="text">
      <style:text-properties fo:color="#000000" fo:font-style="normal" officeooo:rsid="00a8e29b" style:font-style-asian="normal" style:font-style-complex="normal"/>
    </style:style>
    <style:style style:name="T14" style:family="text">
      <style:text-properties fo:color="#000000" fo:font-style="normal" officeooo:rsid="002934a5" fo:background-color="#00ff66" loext:char-shading-value="0" style:font-style-asian="normal" style:font-style-complex="normal"/>
    </style:style>
    <style:style style:name="T15" style:family="text">
      <style:text-properties fo:color="#000000" fo:font-style="normal" officeooo:rsid="0029aac2" fo:background-color="#00ff66" loext:char-shading-value="0" style:font-style-asian="normal" style:font-style-complex="normal"/>
    </style:style>
    <style:style style:name="T16" style:family="text">
      <style:text-properties fo:color="#000000" fo:font-style="italic" style:font-style-asian="italic" style:font-style-complex="italic"/>
    </style:style>
    <style:style style:name="T17" style:family="text">
      <style:text-properties fo:color="#000000" fo:font-style="italic" officeooo:rsid="009bb0aa" style:font-style-asian="italic" style:font-style-complex="italic"/>
    </style:style>
    <style:style style:name="T1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1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2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2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2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2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2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2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2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2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2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2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3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3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3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33" style:family="text">
      <style:text-properties fo:color="#000000" fo:language="en" fo:country="US" style:letter-kerning="true" style:language-asian="zh" style:country-asian="CN" style:font-name-complex="FreeSerif1" style:language-complex="ar" style:country-complex="SA"/>
    </style:style>
    <style:style style:name="T34" style:family="text">
      <style:text-properties fo:color="#000000" fo:language="en" fo:country="US" style:letter-kerning="true" style:language-asian="zh" style:country-asian="CN" style:font-name-complex="FreeSerif1" style:language-complex="hi" style:country-complex="IN"/>
    </style:style>
    <style:style style:name="T3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3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37" style:family="text">
      <style:text-properties fo:color="#000000" style:letter-kerning="true" style:language-asian="zh" style:country-asian="CN" style:font-name-complex="FreeSerif1" style:language-complex="ar" style:country-complex="SA"/>
    </style:style>
    <style:style style:name="T38" style:family="text">
      <style:text-properties fo:color="#000000" officeooo:rsid="0031a391" style:letter-kerning="true" style:language-asian="zh" style:country-asian="CN" style:font-name-complex="FreeSerif1" style:language-complex="ar" style:country-complex="SA"/>
    </style:style>
    <style:style style:name="T39" style:family="text">
      <style:text-properties fo:color="#000000" officeooo:rsid="0030c76c" style:letter-kerning="true" style:language-asian="zh" style:country-asian="CN" style:font-name-complex="FreeSerif1" style:language-complex="ar" style:country-complex="SA"/>
    </style:style>
    <style:style style:name="T40" style:family="text">
      <style:text-properties fo:color="#000000" officeooo:rsid="003ea1b3" style:letter-kerning="true" style:language-asian="zh" style:country-asian="CN" style:font-name-complex="FreeSerif1" style:language-complex="ar" style:country-complex="SA"/>
    </style:style>
    <style:style style:name="T41" style:family="text">
      <style:text-properties fo:color="#000000" officeooo:rsid="004648a2" style:letter-kerning="true" style:language-asian="zh" style:country-asian="CN" style:font-name-complex="FreeSerif1" style:language-complex="ar" style:country-complex="SA"/>
    </style:style>
    <style:style style:name="T42" style:family="text">
      <style:text-properties fo:color="#000000" officeooo:rsid="0037023a" style:letter-kerning="true" style:language-asian="zh" style:country-asian="CN" style:font-name-complex="FreeSerif1" style:language-complex="ar" style:country-complex="SA"/>
    </style:style>
    <style:style style:name="T43" style:family="text">
      <style:text-properties fo:color="#000000" officeooo:rsid="00465283" style:letter-kerning="true" style:language-asian="zh" style:country-asian="CN" style:font-name-complex="FreeSerif1" style:language-complex="ar" style:country-complex="SA"/>
    </style:style>
    <style:style style:name="T44" style:family="text">
      <style:text-properties fo:color="#000000" officeooo:rsid="0046e9c4" style:letter-kerning="true" style:language-asian="zh" style:country-asian="CN" style:font-name-complex="FreeSerif1" style:language-complex="ar" style:country-complex="SA"/>
    </style:style>
    <style:style style:name="T45" style:family="text">
      <style:text-properties fo:color="#000000" officeooo:rsid="009bb0aa"/>
    </style:style>
    <style:style style:name="T46" style:family="text">
      <style:text-properties fo:color="#000000" officeooo:rsid="00a9c7b5"/>
    </style:style>
    <style:style style:name="T47" style:family="text">
      <style:text-properties fo:color="#000000" officeooo:rsid="00ab0d38"/>
    </style:style>
    <style:style style:name="T48"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49" style:family="text">
      <style:text-properties style:use-window-font-color="true"/>
    </style:style>
    <style:style style:name="T50" style:family="text">
      <style:text-properties style:use-window-font-color="true" officeooo:rsid="002934a5"/>
    </style:style>
    <style:style style:name="T51" style:family="text">
      <style:text-properties style:use-window-font-color="true" officeooo:rsid="002d4e06"/>
    </style:style>
    <style:style style:name="T52" style:family="text">
      <style:text-properties fo:font-style="italic" style:font-style-asian="italic" style:font-style-complex="italic"/>
    </style:style>
    <style:style style:name="T53" style:family="text">
      <style:text-properties fo:font-style="italic" officeooo:rsid="003d4d3a" style:font-style-asian="italic" style:font-style-complex="italic"/>
    </style:style>
    <style:style style:name="T54" style:family="text">
      <style:text-properties fo:font-style="italic" officeooo:rsid="009bb0aa" style:font-style-asian="italic" style:font-style-complex="italic"/>
    </style:style>
    <style:style style:name="T55" style:family="text">
      <style:text-properties fo:font-style="italic" fo:font-weight="normal" officeooo:rsid="002ec99f" style:font-style-asian="italic" style:font-weight-asian="normal" style:font-style-complex="italic" style:font-weight-complex="normal"/>
    </style:style>
    <style:style style:name="T56" style:family="text">
      <style:text-properties fo:font-style="italic" fo:font-weight="normal" officeooo:rsid="003b9b10" style:font-style-asian="italic" style:font-weight-asian="normal" style:font-style-complex="italic" style:font-weight-complex="normal"/>
    </style:style>
    <style:style style:name="T57" style:family="text">
      <style:text-properties fo:font-style="italic" fo:font-weight="normal" officeooo:rsid="004ad6c8"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2934a5" style:font-style-asian="normal" style:font-style-complex="normal"/>
    </style:style>
    <style:style style:name="T60" style:family="text">
      <style:text-properties fo:font-style="normal" officeooo:rsid="003d4d3a" style:font-style-asian="normal" style:font-style-complex="normal"/>
    </style:style>
    <style:style style:name="T61" style:family="text">
      <style:text-properties fo:font-style="normal" officeooo:rsid="003ea1b3" style:font-style-asian="normal" style:font-style-complex="normal"/>
    </style:style>
    <style:style style:name="T62" style:family="text">
      <style:text-properties fo:font-style="normal" officeooo:rsid="005569a0" style:font-style-asian="normal" style:font-style-complex="normal"/>
    </style:style>
    <style:style style:name="T63" style:family="text">
      <style:text-properties fo:font-style="normal" officeooo:rsid="00898d38" style:font-style-asian="normal" style:font-style-complex="normal"/>
    </style:style>
    <style:style style:name="T64" style:family="text">
      <style:text-properties fo:font-style="normal" officeooo:rsid="009176e5" style:font-style-asian="normal" style:font-style-complex="normal"/>
    </style:style>
    <style:style style:name="T65" style:family="text">
      <style:text-properties fo:font-style="normal" officeooo:rsid="00921e94" style:font-style-asian="normal" style:font-style-complex="normal"/>
    </style:style>
    <style:style style:name="T66" style:family="text">
      <style:text-properties fo:font-style="normal" officeooo:rsid="0096f124" style:font-style-asian="normal" style:font-style-complex="normal"/>
    </style:style>
    <style:style style:name="T67" style:family="text">
      <style:text-properties fo:font-style="normal" officeooo:rsid="00977105" style:font-style-asian="normal" style:font-style-complex="normal"/>
    </style:style>
    <style:style style:name="T68" style:family="text">
      <style:text-properties fo:font-style="normal" officeooo:rsid="009887a2" style:font-style-asian="normal" style:font-style-complex="normal"/>
    </style:style>
    <style:style style:name="T69" style:family="text">
      <style:text-properties fo:font-style="normal" officeooo:rsid="0099122e" style:font-style-asian="normal" style:font-style-complex="normal"/>
    </style:style>
    <style:style style:name="T70" style:family="text">
      <style:text-properties officeooo:rsid="001efd72"/>
    </style:style>
    <style:style style:name="T71" style:family="text">
      <style:text-properties officeooo:rsid="001fe0cf"/>
    </style:style>
    <style:style style:name="T72" style:family="text">
      <style:text-properties officeooo:rsid="00226d99"/>
    </style:style>
    <style:style style:name="T73" style:family="text">
      <style:text-properties officeooo:rsid="002934a5"/>
    </style:style>
    <style:style style:name="T74" style:family="text">
      <style:text-properties officeooo:rsid="002d4e06"/>
    </style:style>
    <style:style style:name="T75" style:family="text">
      <style:text-properties officeooo:rsid="002ec99f"/>
    </style:style>
    <style:style style:name="T76" style:family="text">
      <style:text-properties officeooo:rsid="0030c76c"/>
    </style:style>
    <style:style style:name="T77" style:family="text">
      <style:text-properties officeooo:rsid="0032df48"/>
    </style:style>
    <style:style style:name="T78" style:family="text">
      <style:text-properties officeooo:rsid="00355161"/>
    </style:style>
    <style:style style:name="T79" style:family="text">
      <style:text-properties officeooo:rsid="00373bf3"/>
    </style:style>
    <style:style style:name="T80" style:family="text">
      <style:text-properties officeooo:rsid="00391711"/>
    </style:style>
    <style:style style:name="T81" style:family="text">
      <style:text-properties style:text-position="sub 58%" officeooo:rsid="00391711" fo:background-color="#ffff00" loext:char-shading-value="0"/>
    </style:style>
    <style:style style:name="T82" style:family="text">
      <style:text-properties style:text-position="sub 58%" fo:font-size="12pt" fo:language="en" fo:country="US" fo:font-style="normal" style:font-size-asian="12pt" style:font-style-asian="normal" style:font-size-complex="12pt" style:font-style-complex="normal"/>
    </style:style>
    <style:style style:name="T83" style:family="text">
      <style:text-properties officeooo:rsid="00391711" fo:background-color="#ffff00" loext:char-shading-value="0"/>
    </style:style>
    <style:style style:name="T84" style:family="text">
      <style:text-properties officeooo:rsid="00373bf3" fo:background-color="#ffff00" loext:char-shading-value="0"/>
    </style:style>
    <style:style style:name="T85" style:family="text">
      <style:text-properties officeooo:rsid="003a438a"/>
    </style:style>
    <style:style style:name="T86" style:family="text">
      <style:text-properties officeooo:rsid="003b9b10"/>
    </style:style>
    <style:style style:name="T87" style:family="text">
      <style:text-properties officeooo:rsid="003d4d3a"/>
    </style:style>
    <style:style style:name="T88" style:family="text">
      <style:text-properties officeooo:rsid="003ea1b3"/>
    </style:style>
    <style:style style:name="T89" style:family="text">
      <style:text-properties officeooo:rsid="00435ff5"/>
    </style:style>
    <style:style style:name="T90" style:family="text">
      <style:text-properties officeooo:rsid="004648a2"/>
    </style:style>
    <style:style style:name="T91" style:family="text">
      <style:text-properties officeooo:rsid="00465283"/>
    </style:style>
    <style:style style:name="T92" style:family="text">
      <style:text-properties officeooo:rsid="0046e9c4"/>
    </style:style>
    <style:style style:name="T93" style:family="text">
      <style:text-properties officeooo:rsid="0047656e"/>
    </style:style>
    <style:style style:name="T94" style:family="text">
      <style:text-properties officeooo:rsid="004e2848"/>
    </style:style>
    <style:style style:name="T95" style:family="text">
      <style:text-properties officeooo:rsid="0065e0c8"/>
    </style:style>
    <style:style style:name="T96" style:family="text">
      <style:text-properties fo:font-size="12pt" fo:language="en" fo:country="US" fo:font-style="normal" fo:background-color="#ffffff" loext:char-shading-value="0" style:font-size-asian="12pt" style:font-style-asian="normal" style:font-size-complex="12pt" style:font-style-complex="normal"/>
    </style:style>
    <style:style style:name="T97" style:family="text">
      <style:text-properties fo:font-size="12pt" fo:language="en" fo:country="US" fo:font-style="normal" style:font-size-asian="12pt" style:font-style-asian="normal" style:font-size-complex="12pt" style:font-style-complex="normal"/>
    </style:style>
    <style:style style:name="T98" style:family="text">
      <style:text-properties fo:font-size="12pt" fo:language="en" fo:country="US" fo:font-style="normal" fo:background-color="#ffff00" loext:char-shading-value="0" style:font-size-asian="12pt" style:font-style-asian="normal" style:font-size-complex="12pt" style:font-style-complex="normal"/>
    </style:style>
    <style:style style:name="T99" style:family="text">
      <style:text-properties officeooo:rsid="006aaca8"/>
    </style:style>
    <style:style style:name="T100" style:family="text">
      <style:text-properties officeooo:rsid="006c5837"/>
    </style:style>
    <style:style style:name="T101" style:family="text">
      <style:text-properties officeooo:rsid="007121f6"/>
    </style:style>
    <style:style style:name="T102" style:family="text">
      <style:text-properties officeooo:rsid="0088c7a7"/>
    </style:style>
    <style:style style:name="T103" style:family="text">
      <style:text-properties officeooo:rsid="00898d38"/>
    </style:style>
    <style:style style:name="T104" style:family="text">
      <style:text-properties officeooo:rsid="0092d3d9"/>
    </style:style>
    <style:style style:name="T105" style:family="text">
      <style:text-properties officeooo:rsid="0093d33b"/>
    </style:style>
    <style:style style:name="T106" style:family="text">
      <style:text-properties officeooo:rsid="009bb0aa"/>
    </style:style>
    <style:style style:name="T107" style:family="text">
      <style:text-properties officeooo:rsid="00ab0d3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5"><text:span text:style-name="T28">Nutrient deprivation affects immune response in the burying beetle, </text:span><text:span text:style-name="T29">Nicrophorus orbicollis</text:span></text:p>
        <text:p text:style-name="P37"/>
        <text:p text:style-name="P52">Introduction</text:p>
        <text:p text:style-name="P37"/>
        <text:p text:style-name="P37">Organisms in the wild are likely to undergo periods of food shortage due to unsuitable abiotic factors or <text:span text:style-name="T71">the presence of competitors, parasites, and </text:span>predators (Kells et al. 1999; Robb and Forbes 2006; <text:span text:style-name="T71">Durant et al. 2007</text:span>). <text:s/>These periods of restricted food intake are likely to occur in nearly all locations, but vary temporally within specific ecosystems (<text:span text:style-name="T100">Dolecal and Long</text:span> <text:span text:style-name="T100">2013</text:span>). <text:s/>Species that feed upon a wide variety of <text:span text:style-name="T70">materials</text:span> may encounter less stringent <text:span text:style-name="T99">nutrient</text:span> deprivation than those restricted to specific <text:span text:style-name="T70">substances </text:span>(Boyer 2003). <text:s/>Organisms that primarily consume physically or temporally rare <text:span text:style-name="T71">items</text:span>, though, are likely to have food shortages compounded by the general sparseness of, and intense competition over, any of these resources that do become accessible (Reitz and Trumble 2002; Debouzie et al. 2002).</text:p>
        <text:p text:style-name="P37"/>
        <text:p text:style-name="P40"><text:span text:style-name="T71">A</text:span>ll physiological processes, <text:span text:style-name="T72">such as cellular growth and reproduction,</text:span> <text:span text:style-name="T71">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7"/>
        <text:p text:style-name="P5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102">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43"/>
        <text:p text:style-name="P49"><text:span text:style-name="T105">Invertebrate and vertebrate immune systems are known to differ, with invertebrates lacking the adaptive immunity and antibody-based defenses of vertebrates (</text:span><text:span text:style-name="T63">Gillespie et al. 1997</text:span><text:span text:style-name="T64">)</text:span><text:span text:style-name="T103">. <text:s/>The invertebrate immune system features</text:span><text:span text:style-name="T63"> </text:span><text:span text:style-name="T66">innate, </text:span><text:span text:style-name="T63">humoral and cell-mediated, components (Strand 2008). <text:s/></text:span><text:span text:style-name="T65">H</text:span><text:span text:style-name="T63">umoral </text:span><text:span text:style-name="T66">responses utilize</text:span><text:span text:style-name="T63"> the production of antimicrobial compounds, such as phenoloxidase,</text:span><text:span text:style-name="T66"> nitric oxide, peptides, and enzymes</text:span><text:span text:style-name="T63">, to destroy or disrupt pathogens </text:span><text:span text:style-name="T5">(Broderick et al. 2009, </text:span><text:span text:style-name="T6">Stokes et al. 2015</text:span><text:span text:style-name="T5">)</text:span><text:span text:style-name="T63">. <text:s/>Cellular immunity includes the use of </text:span><text:span text:style-name="T65">hemocytes to </text:span><text:span text:style-name="T63">encapsulat</text:span><text:span text:style-name="T65">e</text:span><text:span text:style-name="T63"> </text:span><text:span text:style-name="T65">non-self objects, effectively</text:span><text:span text:style-name="T63"> </text:span><text:span text:style-name="T66">isolating </text:span><text:span text:style-name="T63">or </text:span><text:span text:style-name="T66">destroying</text:span><text:span text:style-name="T65"> them</text:span><text:span text:style-name="T63"> </text:span><text:span text:style-name="T5">(Broderick et al. 2009)</text:span><text:span text:style-name="T63">. <text:s/></text:span><text:span text:style-name="T67">As the invertebrate immune system has fewer overall components compared to the vertebrate system </text:span><text:span text:style-name="T68">and maintains analogous </text:span><text:span text:style-name="T69">responses </text:span><text:span text:style-name="T68">in its innate capacities, </text:span><text:span text:style-name="T67">it has become </text:span><text:span text:style-name="T68">attractive in</text:span><text:span text:style-name="T67"> the study of evolutionary, ecological, and </text:span><text:span text:style-name="T68">applied</text:span><text:span text:style-name="T67"> questions </text:span><text:span text:style-name="T69">(Lord 2005, Medzhitov et al. 1997)</text:span><text:span text:style-name="T67">. <text:s/></text:span><text:span text:style-name="T103">Despite having fewer components relative to vertebrates, invertebrate immune systems still require nontrivial amounts of energy to be maintained, indicating that periods of </text:span><text:soft-page-break/><text:span text:style-name="T103">restricted food intake are likely to have deleterious effects on immune function (Siva-Jothy and Thompson 2002, Bashir-Tanoli and Tinsley 2014).</text:span></text:p>
        <text:p text:style-name="P48"/>
        <text:p text:style-name="P48">--<text:span text:style-name="T107">revise using Cotter 2011 “macronutrient...” paper</text:span></text:p>
        <text:p text:style-name="P48"/>
        <text:p text:style-name="P71"><text:span text:style-name="T2">Burying beetles (</text:span><text:span text:style-name="T16">Nicrophorus</text:span><text:span text:style-name="T2"> sp.) are an effective </text:span><text:span text:style-name="T7">invertebrate </text:span><text:span text:style-name="T2">model for examining the effects of dietary restriction on immune responses. <text:s/>In the wild, </text:span><text:span text:style-name="T8">these</text:span><text:span text:style-name="T2"> beetles subsist on nutrient-rich, rare, ephemeral carrion, which are also </text:span><text:span text:style-name="T11">sought</text:span><text:span text:style-name="T2"> by many other species, likely causing these resources to be contested and often unavailable (Scott et al. 1987; Scott 1998). <text:s/></text:span><text:span text:style-name="T12">Appropriately responding to f</text:span><text:span text:style-name="T9">ood shortage </text:span><text:span text:style-name="T12">at the physiological level </text:span><text:span text:style-name="T13">is</text:span><text:span text:style-name="T12"> </text:span><text:span text:style-name="T9">therefore </text:span><text:span text:style-name="T12">likely to have been selected for, over evolutionary time, in </text:span><text:span text:style-name="T10">burying beetles. <text:s/></text:span></text:p>
        <text:p text:style-name="P71"><text:span text:style-name="T10"/></text:p>
        <text:p text:style-name="P67"><text:span text:style-name="T17">Nicrophorus orbicollis</text:span><text:span text:style-name="T45"> immune system function was not affected during parental care </text:span><text:span text:style-name="T47">stress </text:span><text:span text:style-name="T45">(Steiger et al. 2011), although a later study demonstrated that </text:span><text:span text:style-name="T46">beetles during competition over carrion for reproduction </text:span></text:p>
        <text:p text:style-name="P71"><text:span text:style-name="T10"/></text:p>
        <text:p text:style-name="P71"><text:span text:style-name="T2">Females in this genus develop ovaries and eggs slowly after pupation, and </text:span><text:span text:style-name="T11">may </text:span><text:span text:style-name="T2">have higher energy demands for reproduction throughout their adult life </text:span><text:span text:style-name="T3">relative to males (</text:span><text:span text:style-name="T14">Preferred R</text:span><text:span text:style-name="T15">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16">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0"/>
        <text:p text:style-name="P69">Despite research examining the effects of food stress on immunity in insects (Koella and Sorensen 2002; Siva-Jothy and Thompson 2002; McKean and Nunney 2005), there are a lack of studies investigating this relationship in social or quasi-social insects <text:span text:style-name="T73">with specialized diets</text:span>. <text:s/>We also include immune response data from field-caught beetles in order to assess the biological importance and relevance of our laboratory-based results.</text:p>
        <text:p text:style-name="P48"/>
        <text:p text:style-name="P66"/>
        <text:p text:style-name="P48"/>
        <text:p text:style-name="P51">Insect immune system linked to <text:span text:style-name="T104">why nicrophorus a good system and </text:span>nicrophorus immune system linked to <text:span text:style-name="T104">why examination between field and lab data.</text:span></text:p>
        <text:p text:style-name="P47"/>
        <text:p text:style-name="P47">Numerous studies have looked at immune responses of organisms under various types of stress in laboratory settings, but few have used field-related data to compare and discuss relevance between </text:p>
        <text:p text:style-name="P47"/>
        <text:p text:style-name="P46">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43"/>
        <text:p text:style-name="P44">the purpose of the paragraph is to say…</text:p>
        <text:p text:style-name="P44"/>
        <text:p text:style-name="P42">The sexes likely encounter similar costs in response to immune system activity, but experience these costs in different ways <text:span text:style-name="T101">(Brace et al 2015). <text:s/>Both are going to want to maximize reproduction over development or self-maintenance, though this will be different based upon organismal lifespan and reproductive strategy (Wegmann et al 2015).</text:span></text:p>
        <text:p text:style-name="P45"/>
        <text:p text:style-name="P41"><text:soft-page-break/>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74">leading to selection for larger males (Emlen and Orring 1977). <text:s/>As </text:span>larger size <text:span text:style-name="T73">is </text:span>typically <text:span text:style-name="T73">associated with</text:span> higher basal metabolic rate<text:span text:style-name="T74">s, males are therefore predicted to have higher metabolic rates than females</text:span><text:span text:style-name="T49">. <text:s/></text:span><text:span text:style-name="T50">F</text:span><text:span text:style-name="T49">emales </text:span><text:span text:style-name="T50">are thought to </text:span><text:span text:style-name="T49">have higher levels of body fat </text:span><text:span text:style-name="T51">relative to males </text:span><text:span text:style-name="T49">due to the energetic demands of egg production (Hoyenga and Hoyenga 1981).</text:span></text:p>
        <text:p text:style-name="P41"/>
        <text:p text:style-name="P41"><text:span text:style-name="T51">A</text:span><text:span text:style-name="T50">s </text:span><text:span text:style-name="T49">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73">for mates </text:span>and successfully fertilize eggs.</text:p>
        <text:p text:style-name="P37"/>
        <text:p text:style-name="P37">The purpose of this study was to examine if food shortage affected maintenance of immunity and mounting an immune response differently in male and female burying beetles, <text:span text:style-name="T52">Nicrophorus orbicollis</text:span><text:span text:style-name="T58">. <text:s/>These insects were used as the subject of this study due to the less complex </text:span><text:span text:style-name="T59">composition of the</text:span><text:span text:style-name="T58">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58">. <text:s/>Cellular immunity includes the use of encapsulation and melanization by hemocytes, which destroys or isolates non-self objects in the body </text:span><text:span text:style-name="T2">(Broderick et al. 2009)</text:span><text:span text:style-name="T58">.</text:span></text:p>
        <text:p text:style-name="P37"/>
        <text:p text:style-name="P39"><text:span text:style-name="T2">Burying beetles (</text:span><text:span text:style-name="T16">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14">Preferred R</text:span><text:span text:style-name="T15">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16">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7"/>
        <text:p text:style-name="P37">Despite research examining the effects of food stress on immunity in insects (Koella and Sorensen 2002; Siva-Jothy and Thompson 2002; McKean and Nunney 2005), there are a lack of studies investigating this relationship in social or quasi-social insects <text:span text:style-name="T73">with specialized diets</text:span>. <text:s/>We also include immune response data from field-caught beetles in order to assess the biological importance and relevance of our laboratory-based results.</text:p>
        <text:p text:style-name="P35">Materials <text:span text:style-name="T75">and </text:span>Methods</text:p>
        <text:p text:style-name="P18"/>
        <text:p text:style-name="P3"><text:span text:style-name="T55">Insect </text:span><text:span text:style-name="T56">C</text:span><text:span text:style-name="T55">ultur</text:span><text:span text:style-name="T56">e </text:span><text:span text:style-name="T57">and Experimental Design</text:span></text:p>
        <text:p text:style-name="P7">Experimental <text:span text:style-name="T52">N. orbicollis</text:span> beetles were reared from a colony that was was initially founded by beetles caught in the research forest of Berea College, KY USA. <text:s/><text:span text:style-name="T87">The colony was initially started with mite-free </text:span><text:span text:style-name="T53">Nicrophorus tomentosus</text:span><text:span text:style-name="T60"> acting as surrogate parents, so that the </text:span><text:span text:style-name="T61">resulting offspring would also not foster these . <text:s/>At the time of this study, the beetles </text:span><text:span text:style-name="T79">had been </text:span>maintained in an insectary at the University of Nebraska Omaha <text:span text:style-name="T76">for 15 generations</text:span><text:span text:style-name="T60">. <text:s/></text:span>Adults were sexed upon eclosion and individually placed into plastic containers (15cm x 10cm x 5cm), filled with approximately 2 cm of moist peat. <text:s/><text:span text:style-name="T76">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76">When beetles had reached sexual maturity, </text:span><text:span text:style-name="T39">their elytra length, pronotum width, and body mass were measured, and were then randomly assigned to one of </text:span><text:span text:style-name="T40">the following </text:span><text:span text:style-name="T39">treatment group</text:span><text:span text:style-name="T38">s:</text:span></text:p>
        <text:p text:style-name="P4"/>
        <text:p text:style-name="P4">Treatment 1: Seven consecutive days of being fed 1/8 teaspoon canned cat food <text:span text:style-name="T88">per day</text:span>.</text:p>
        <text:p text:style-name="P4">Treatment 2: Beetles fed 1/8 teaspoon canned cat food twice during a period of seven days.</text:p>
        <text:p text:style-name="P20"><text:span text:style-name="T37">Treatment 3: Seven days </text:span><text:span text:style-name="T40">of </text:span><text:span text:style-name="T37">starvation, but access to water </text:span><text:span text:style-name="T18">ad libitum</text:span><text:span text:style-name="T37">.</text:span></text:p>
        <text:p text:style-name="P18"/>
        <text:p text:style-name="P3">At the completion of each treatment, beetles were <text:span text:style-name="T77">weighed and subsequently</text:span> subjected to either a phenoloxidase and protein assay or <text:span text:style-name="T77">simulated </text:span>immune <text:span text:style-name="T88">challenge</text:span> <text:span text:style-name="T77">via the </text:span>insertion of <text:span text:style-name="T77">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90">the day they were collected</text:span>, where they were <text:span text:style-name="T77">sexed, </text:span>weighed, <text:span text:style-name="T77">and </text:span>measured, <text:span text:style-name="T77">then placed in a container filled with moist peat and allowed to acclimate to insectary conditions for 24 hours. <text:s/>After resting, wild-caught beetles were weighed again and randomly assigned to be subjected </text:span>to a phenoloxidase and protein assay <text:span text:style-name="T77">or</text:span> <text:span text:style-name="T77">simulated </text:span>immune insult <text:span text:style-name="T77">with nylon monofilament</text:span>.</text:p>
        <text:p text:style-name="P18"/>
        <text:p text:style-name="P27">Hemolymph <text:span text:style-name="T86">C</text:span>ollection</text:p>
        <text:p text:style-name="P6">Hemolymph was extracted from beetles using a 25-gauge syringe tip <text:span text:style-name="T89">that was sterilized in ethanol</text:span> to make a small puncture at the suture <text:span text:style-name="T78">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7">Phenoloxidase <text:span text:style-name="T86">A</text:span>ctivity <text:span text:style-name="T86">A</text:span>ssay</text:p>
        <text:p text:style-name="P8"><text:span text:style-name="T85">Phenoloxidase acts as a catalyst for the conversion of L-DOPA to dopachrome, which can be measured spectrophotometrically. <text:s/></text:span>Frozen hemolymph samples were thawed, vortexed briefly, and 60 μl <text:span text:style-name="T86">of sample </text:span>was pipetted into a spectrophotometer cuvette that contained 440 μl of ice-cold <text:span text:style-name="T79">phosphate-buffered saline (</text:span><text:span text:style-name="T84">chemical mixture we used?</text:span><text:span text:style-name="T79">)</text:span>. <text:s/>500 μl of L-DOPA <text:span text:style-name="T80">(</text:span><text:span text:style-name="T83">4 mg/ml in H</text:span><text:span text:style-name="T81">2</text:span><text:span text:style-name="T83">O</text:span><text:span text:style-name="T80">) </text:span>was <text:span text:style-name="T86">then </text:span>added to this mixture, and the resultant solution was thoroughly mixed using a pipette. <text:s/><text:span text:style-name="T86">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86">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1">The total amount of protein in each hemolymph sample was measured by combining 40 <text:span text:style-name="T37">μl of </text:span><text:span text:style-name="T41">sample with 960 μl of Bio-Rad protein assay dye in a spectrophotometer cuvette, thoroughly mixing the two with a pipette. <text:s/>This compound was allowed to react for ten minutes before being analyzed with a spectrophotometer </text:span><text:span text:style-name="T42">(Beckman Coulter DU530, USA), </text:span><text:span text:style-name="T41">at an absorbance of 520nm. <text:s/>Protein levels were derived using a calibrated standard curve with fixed concentrations of 0.216, 0.432, 0.648, and 0.864 amounts of bovine serum albumin (Sigma).</text:span></text:p>
        <text:p text:style-name="P18"/>
        <text:p text:style-name="P28">Encapsulation and Melanization Assay</text:p>
        <text:p text:style-name="P22">To simulate a novel challenge of the immune system, a nylon monofilament was inserted into each beetle that did not have hemolymph drawn. <text:s/>A clear nylon <text:span text:style-name="T92">0.15mm diameter </text:span>fishing line was roughened with fine-grain sandpaper, tied into knots, and cut into 2mm pieces, each piece having a knot in its center. <text:s/>A disposable <text:span text:style-name="T93">27-gauge </text:span>syringe tip <text:span text:style-name="T93">needle</text:span> was used to create a small hole in the pleural membrane between the second and third abdominal sternites. <text:s/><text:span text:style-name="T91">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43">°C </text:span><text:span text:style-name="T44">and held</text:span><text:span text:style-name="T43"> </text:span><text:span text:style-name="T44">until the filaments were able to be dissected out.</text:span></text:p>
        <text:p text:style-name="P22"/>
        <text:p text:style-name="P33"><text:span text:style-name="T20">Filaments were removed from thawed beetles </text:span><text:span text:style-name="T21">using a dissecting microscope and surgical tweezers, after which the filament was quickly dipped in water to remove any dirt, and stored in individually-labeled Eppendorf tubes at -20</text:span><text:span text:style-name="T22"> °C </text:span><text:span text:style-name="T23">until they were able to be analyzed. <text:s/></text:span><text:span text:style-name="T24">Filaments were then placed on a depression microscope slide and covered with a glass slip, the slide placed atop a piece of black plastic that would later be used as the control gray value. <text:s/></text:span><text:span text:style-name="T23">Each filament was photographed from the front and the back using a microscope with attached camera (</text:span><text:span text:style-name="T27">model?</text:span><text:span text:style-name="T2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25">(R </text:span><text:span text:style-name="T26">= 0.9990). <text:s/>Darkness scores ranged from 0 (completely black) to 215 (near-white). </text:span></text:p>
        <text:p text:style-name="P32"/>
        <text:p text:style-name="P9">“The darkness score for each individual was calculated as the average difference between implant and control scores in the three images analysed.” <text:span text:style-name="T94">←From Steiger, 2011 paper, do we want to do this, too?</text:span></text:p>
        <text:p text:style-name="P18"/>
        <text:p text:style-name="P29">Statistics</text:p>
        <text:p text:style-name="P30"><text:span text:style-name="T58">All statistical analyses were performed using SAS (SAS Institute Inc. Cary, NC, USA). <text:s/>The effect of starvation regime, sex, and their interactions on phenoloxidase activity, protein levels, and melanization were analyzed with a general line</text:span><text:span text:style-name="T62">a</text:span><text:span text:style-name="T58">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58">root transformation, before statistical analysis.</text:span></text:p>
        <text:p text:style-name="P18"/>
        <text:p text:style-name="P62">Results</text:p>
        <text:p text:style-name="P54"/>
        <text:p text:style-name="P54">Laboratory Experiments</text:p>
        <text:p text:style-name="P54"/>
        <text:p text:style-name="P60"><text:span text:style-name="T97">At the beginning of the experiment, there were no significant differences in age (F</text:span><text:span text:style-name="T82">2, 220</text:span><text:span text:style-name="T97"> = 0.64, P = 0.5302), body condition </text:span><text:bookmark-start text:name="__DdeLink__70_1493630556"/><text:span text:style-name="T97">(F</text:span><text:span text:style-name="T82">2, 221</text:span><text:span text:style-name="T97"> = 2.24, P = 0.1089)</text:span><text:bookmark-end text:name="__DdeLink__70_1493630556"/><text:span text:style-name="T97">, or elytra length (F</text:span><text:span text:style-name="T82">2, 221</text:span><text:span text:style-name="T97"> = 0.22, P = 0.8027) between beetles used in the three experiments, for each of the three treatments that were examined. <text:s/>T</text:span><text:span text:style-name="T96">here were no significant interactions between factors.</text:span></text:p>
        <text:p text:style-name="P59"/>
        <text:p text:style-name="P60"><text:span text:style-name="T97">The post-experimental condition of the beetles was significantly affected by the starvation regime utilized in each treatment (F</text:span><text:span text:style-name="T82">11, 221</text:span><text:span text:style-name="T97">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96">There were no significant interactions between terms.</text:span></text:p>
        <text:p text:style-name="P59"/>
        <text:p text:style-name="P60"><text:span text:style-name="T9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98">Do we report that treatment a was significantly different from treatment c, and that treatment b was sig. diff from trt c, but that trt a was not sig. diff. from trt b? <text:s/></text:span><text:span text:style-name="T96">There was no significant difference between the sexes, nor were there significant interactions between terms.</text:span></text:p>
        <text:p text:style-name="P59"/>
        <text:p text:style-name="P60"><text:span text:style-name="T97">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98">Report on significance or lack of significance between treatments? <text:s/></text:span><text:span text:style-name="T96">There was no significant difference in protein concentration between beetles' sex, and there were no significant interactions between terms.</text:span></text:p>
        <text:p text:style-name="P59"/>
        <text:p text:style-name="P60"><text:span text:style-name="T9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98">Report on significance or lack of significance between treatments? <text:s/></text:span><text:span text:style-name="T96">There was no significant difference found between beetles' sex, nor were there significant ineractions between terms.</text:span></text:p>
        <text:p text:style-name="P57"/>
        <text:p text:style-name="P58">Field Experiments</text:p>
        <text:p text:style-name="P60"><text:span text:style-name="T96">There was not a significant difference in elytra length between wild-caught populations of beetles, but there was a significant difference with regards to the sex of the beetles (t = 7.92; d.f. = 1; P &lt; 0.01) </text:span><text:span text:style-name="T98">(do we mention the trend of female beetles having larger elytra here, or let the eventual graph show this?)</text:span><text:span text:style-name="T96">. <text:s/>The populations of beetles had significant differences in body condition (t = 7.59; d.f. = 1; P &lt; 0.01) </text:span><text:span text:style-name="T98">(again, do we mention which population had the better body condition, or let this be evident in the </text:span><text:soft-page-break/><text:span text:style-name="T98">graph?)</text:span></text:p>
        <text:p text:style-name="P56">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56"/>
        <text:p text:style-name="P55">Questions:</text:p>
        <text:p text:style-name="P55">-Where do we discuss how body condition was calculated?</text:p>
        <text:p text:style-name="P55">-Where do we mention that protein was used as a covariate in PO analysis?</text:p>
        <text:p text:style-name="P55">-<text:span text:style-name="T95">Where do we discuss repeatability? <text:s/>Do we need to discuss the calculations used for it?</text:span></text:p>
        <text:p text:style-name="P55"/>
        <text:p text:style-name="P36">Encapsulation and Melanization Assay</text:p>
        <text:p text:style-name="P6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7"/>
        <text:p text:style-name="P53">Statistical analyses</text:p>
        <text:p text:style-name="P37"/>
        <text:p text:style-name="P37"/>
        <text:p text:style-name="P37"/>
        <text:p text:style-name="P37"/>
        <text:p text:style-name="P38">Bioenergetics of salmonid fishes: energy intake, expenditure and productivity</text:p>
        <text:p text:style-name="P38">The concept of allostasis in biology and biomedicine, Bruce S McEwen, John C Wingfield</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33">Burying beetles, </text:span><text:span text:style-name="T30">Nicrophorus</text:span><text:span text:style-name="T3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7"/>
        <text:p text:style-name="P3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7"/>
        <text:p text:style-name="P37">Phenoloxidase production and the melanization response are integrated into the same pathway, with </text:p>
        <text:p text:style-name="P37"/>
        <text:p text:style-name="P37">As starvation is known to affect the sexes in different, specific ways, it was also </text:p>
        <text:p text:style-name="P37"/>
        <text:p text:style-name="P37">males &amp; females should be kept separate (mating leads to decreased male immunity)</text:p>
        <text:p text:style-name="P37">food restriction should be noted (females don't show much change if food is ad libitum)</text:p>
        <text:p text:style-name="P37"/>
        <text:p text:style-name="P37">--do males &amp; females in nicrophorus have different sizes of fat bodies?</text:p>
        <text:p text:style-name="P37"/>
        <text:p text:style-name="P3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7">females have stronger immune response than males</text:p>
        <text:p text:style-name="P37">pregnancy &amp; development of eggs/young</text:p>
        <text:p text:style-name="P37">birthweight is determinant in total lifetime reproductive success in males, but not females (in deer)</text:p>
        <text:p text:style-name="P37">resting metabolic rate rises in both sexes, while blood glucose falls in both</text:p>
        <text:p text:style-name="P37">females lose more fat than protein, but males lose more protein than fat (Widdowson, 1976)</text:p>
        <text:p text:style-name="P37">Females deposit more fat than males (Widdowson, 1976)</text:p>
        <text:p text:style-name="P37"/>
        <text:p text:style-name="P37">stearns sc (1989) – trade-offs in life history evolution. Funct. Ecol 3: 259-268</text:p>
        <text:p text:style-name="P37">stearns sc (1992) – the evolution of life histories. <text:s/>Oxford. <text:s/>Book</text:p>
        <text:p text:style-name="P37"/>
      </text:section>
      <text:section text:style-name="Sect1" text:name="Section1">
        <text:p text:style-name="P1"><text:a xlink:type="simple" xlink:href="http://link.springer.com/journal/442" text:style-name="Internet_20_link" text:visited-style-name="Visited_20_Internet_20_Link"><text:span text:style-name="T48">Oecologia</text:span></text:a><text:span text:style-name="T19"> </text:span></text:p>
      </text:section>
      <text:section text:style-name="Sect1" text:name="Section2">
        <text:p text:style-name="P1"><text:bookmark text:name="date"/><text:span text:style-name="T19">July 2003, </text:span><text:bookmark text:name="volume-range"/><text:span text:style-name="T19">Volume 136, </text:span><text:a xlink:type="simple" xlink:href="http://link.springer.com/journal/442/136/2/page/1" text:style-name="Internet_20_link" text:visited-style-name="Visited_20_Internet_20_Link"><text:span text:style-name="T48">Issue 2</text:span></text:a><text:span text:style-name="T19">, </text:span><text:bookmark text:name="page-range"/><text:span text:style-name="T19">pp 309-316 </text:span></text:p>
      </text:section>
      <text:section text:style-name="Sect1" text:name="Section3">
        <text:list xml:id="list6023813675751874278" text:style-name="WWNum2">
          <text:list-item>
            <text:h text:style-name="P74" text:outline-level="1"><text:bookmark text:name="title"/>Seasonal variation in top-down and bottom-up processes in a grassland arthropod community</text:h>
          </text:list-item>
        </text:list>
        <text:list xml:id="list2314357935038884623" text:style-name="WWNum3">
          <text:list-item>
            <text:p text:style-name="P72"><text:a xlink:type="simple" xlink:href="http://link.springer.com/search?facet-author=%22Alison+G.+Boyer%22" text:style-name="Internet_20_link" text:visited-style-name="Visited_20_Internet_20_Link"><text:span text:style-name="T48">Alison G. Boyer</text:span></text:a><text:span text:style-name="T19">, </text:span></text:p>
          </text:list-item>
          <text:list-item>
            <text:p text:style-name="P72"><text:a xlink:type="simple" xlink:href="http://link.springer.com/search?facet-author=%22Robert+E.+Swearingen%22" text:style-name="Internet_20_link" text:visited-style-name="Visited_20_Internet_20_Link"><text:span text:style-name="T48">Robert E. Swearingen</text:span></text:a><text:span text:style-name="T19">, </text:span></text:p>
          </text:list-item>
          <text:list-item>
            <text:p text:style-name="P72"><text:a xlink:type="simple" xlink:href="http://link.springer.com/search?facet-author=%22Margo+A.+Blaha%22" text:style-name="Internet_20_link" text:visited-style-name="Visited_20_Internet_20_Link"><text:span text:style-name="T48">Margo A. Blaha</text:span></text:a><text:span text:style-name="T19">, </text:span></text:p>
          </text:list-item>
          <text:list-item>
            <text:p text:style-name="P72"><text:a xlink:type="simple" xlink:href="http://link.springer.com/search?facet-author=%22Christopher+T.+Fortson%22" text:style-name="Internet_20_link" text:visited-style-name="Visited_20_Internet_20_Link"><text:span text:style-name="T48">Christopher T. Fortson</text:span></text:a><text:span text:style-name="T19">, </text:span></text:p>
          </text:list-item>
          <text:list-item>
            <text:p text:style-name="P72"><text:a xlink:type="simple" xlink:href="http://link.springer.com/search?facet-author=%22Sara+K.+Gremillion%22" text:style-name="Internet_20_link" text:visited-style-name="Visited_20_Internet_20_Link"><text:span text:style-name="T48">Sara K. Gremillion</text:span></text:a><text:span text:style-name="T19">, </text:span></text:p>
          </text:list-item>
          <text:list-item>
            <text:p text:style-name="P72"><text:a xlink:type="simple" xlink:href="http://link.springer.com/search?facet-author=%22Kelly+A.+Osborn%22" text:style-name="Internet_20_link" text:visited-style-name="Visited_20_Internet_20_Link"><text:span text:style-name="T48">Kelly A. Osborn</text:span></text:a><text:span text:style-name="T19">, </text:span></text:p>
          </text:list-item>
          <text:list-item>
            <text:p text:style-name="P72"><text:a xlink:type="simple" xlink:href="http://link.springer.com/search?facet-author=%22Matthew+D.+Moran%22" text:style-name="Internet_20_link" text:visited-style-name="Visited_20_Internet_20_Link"><text:span text:style-name="T48">Matthew D. Moran</text:span></text:a><text:span text:style-name="T19">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 text:style-name="Internet_20_link" text:visited-style-name="Visited_20_Internet_20_Link"><text:span text:style-name="T48">Oecologia</text:span></text:a><text:span text:style-name="T19"> </text:span></text:p>
      </text:section>
      <text:section text:style-name="Sect1" text:name="Section5">
        <text:p text:style-name="P1"><text:bookmark text:name="date1"/><text:span text:style-name="T19">January 1997, </text:span><text:bookmark text:name="volume-range1"/><text:span text:style-name="T19">Volume 109, </text:span><text:a xlink:type="simple" xlink:href="http://link.springer.com/journal/442/109/2/page/1" text:style-name="Internet_20_link" text:visited-style-name="Visited_20_Internet_20_Link"><text:span text:style-name="T48">Issue 2</text:span></text:a><text:span text:style-name="T19">, </text:span><text:bookmark text:name="page-range1"/><text:span text:style-name="T19">pp 209-218 </text:span></text:p>
      </text:section>
      <text:section text:style-name="Sect1" text:name="Section6">
        <text:list xml:id="list12636868253089" text:continue-list="list6023813675751874278" text:style-name="WWNum2">
          <text:list-item>
            <text:h text:style-name="P75" text:outline-level="1"><text:bookmark text:name="title1"/><text:span text:style-name="T35">Seasonal patterns of food availability: influences on the reproductive output and body condition of the herbivorous crab </text:span><text:span text:style-name="T29">Grapsus albolineatus</text:span><text:span text:style-name="T35"> </text:span></text:h>
          </text:list-item>
        </text:list>
        <text:list xml:id="list6888289007283321923" text:style-name="WWNum4">
          <text:list-item>
            <text:p text:style-name="P73"><text:a xlink:type="simple" xlink:href="http://link.springer.com/search?facet-author=%22Robin+Kennish%22" text:style-name="Internet_20_link" text:visited-style-name="Visited_20_Internet_20_Link"><text:span text:style-name="T48">Robin Kennish</text:span></text:a><text:span text:style-name="T1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31"><text:span text:style-name="T33"><text:s/>Th is study examined the impact of short-term food-related stress on immunocompetence in adult burying beetles, </text:span><text:span text:style-name="T30">Nicrophorus orbicollis</text:span><text:span text:style-name="T33"> Say (Coleoptera: Silphidae). <text:s/></text:span><text:span text:style-name="T30">N. orbicollis</text:span><text:span text:style-name="T3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33">caught beetles.</text:span></text:p>
        <text:p text:style-name="P2"/>
        <text:p text:style-name="P17"/>
        <text:p text:style-name="P11">Results</text:p>
        <text:p text:style-name="P17"/>
        <text:p text:style-name="P31"><text:span text:style-name="T34"><text:s text:c="3"/>There were no significant differences in initial body mass between beetles in each treatment (</text:span><text:span text:style-name="T31">F</text:span><text:span text:style-name="T1">2, 75</text:span><text:span text:style-name="T31"> </text:span><text:span text:style-name="T34">= 0.27, </text:span><text:span text:style-name="T31">P </text:span><text:span text:style-name="T34">= 0.76), sex (</text:span><text:span text:style-name="T31">F</text:span><text:span text:style-name="T1">1, 75</text:span><text:span text:style-name="T31"> </text:span><text:span text:style-name="T34">= 0.10, </text:span><text:span text:style-name="T31">P </text:span><text:span text:style-name="T34">= 0.76), or the interaction between treatment and sex (</text:span><text:span text:style-name="T31">F</text:span><text:span text:style-name="T1">2, 75</text:span><text:span text:style-name="T31"> </text:span><text:span text:style-name="T34">= 2.11, </text:span><text:span text:style-name="T31">P </text:span><text:span text:style-name="T34">= 0.12). <text:s/>Similarly, there was no significant difference in age between beetles in each treatment (</text:span><text:span text:style-name="T31">F</text:span><text:span text:style-name="T1">2, 151</text:span><text:span text:style-name="T31"> </text:span><text:span text:style-name="T34">= 2.17, </text:span><text:span text:style-name="T31">P </text:span><text:span text:style-name="T34">= 0.12), sex (</text:span><text:span text:style-name="T31">F</text:span><text:span text:style-name="T1">1, 151</text:span><text:span text:style-name="T31"> </text:span><text:span text:style-name="T34">= 0.00, </text:span><text:span text:style-name="T31">P </text:span><text:span text:style-name="T34">= 0.97), or the interaction between treatment and sex (</text:span><text:span text:style-name="T31">F</text:span><text:span text:style-name="T1">2, 151</text:span><text:span text:style-name="T31"> </text:span><text:span text:style-name="T34">= 0.03, </text:span><text:span text:style-name="T31">P </text:span><text:span text:style-name="T3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31">F</text:span><text:span text:style-name="T1">2, 75</text:span><text:span text:style-name="T31"> </text:span><text:span text:style-name="T34">= 5.32, </text:span><text:span text:style-name="T31">P </text:span><text:span text:style-name="T34">= 0.0069</text:span><text:bookmark-end text:name="__DdeLink__169_159234381"/><text:span text:style-name="T34">), and post-treatment masses were significantly different from each other (how do we report this?), with higher levels of feeding associated with increased overall mass.</text:span></text:p>
        <text:p text:style-name="P31"><text:bookmark-start text:name="__DdeLink__197_969931675"/><text:span text:style-name="T34"><text:s text:c="5"/>Phenoloxidase levels differed significantly between treatments (</text:span><text:span text:style-name="T31">F</text:span><text:span text:style-name="T1">2, 75</text:span><text:span text:style-name="T31"> </text:span><text:span text:style-name="T34">= 5.32, </text:span><text:span text:style-name="T31">P </text:span><text:span text:style-name="T34">= 0.0069), as did protein concentrations in hemolymph (</text:span><text:span text:style-name="T31">F</text:span><text:span text:style-name="T1">2, 75</text:span><text:span text:style-name="T31"> </text:span><text:span text:style-name="T34">= 5.32, </text:span><text:span text:style-name="T31">P </text:span><text:span text:style-name="T34">= 0.0069), but not between sexes (</text:span><text:span text:style-name="T31">F</text:span><text:span text:style-name="T1">2, 75</text:span><text:span text:style-name="T31"> </text:span><text:span text:style-name="T34">= 5.32, </text:span><text:span text:style-name="T31">P </text:span><text:span text:style-name="T34">= 0.0069, <text:s/></text:span><text:span text:style-name="T31">F</text:span><text:span text:style-name="T1">2, 75</text:span><text:span text:style-name="T31"> </text:span><text:span text:style-name="T34">= 5.32, </text:span><text:span text:style-name="T31">P </text:span><text:span text:style-name="T34">= 0.0069) or the interaction between treatment and sex (</text:span><text:span text:style-name="T31">F</text:span><text:span text:style-name="T1">2, 75</text:span><text:span text:style-name="T31"> </text:span><text:span text:style-name="T34">= 5.32, </text:span><text:span text:style-name="T31">P </text:span><text:span text:style-name="T34">= 0.0069, <text:s/></text:span><text:span text:style-name="T31">F</text:span><text:span text:style-name="T1">2, 75</text:span><text:span text:style-name="T31"> </text:span><text:span text:style-name="T34">= 5.32, </text:span><text:span text:style-name="T31">P </text:span><text:span text:style-name="T34">= 0.0069). <text:s/>There was also a significant effect of the treatment on a beetle's encapsulation response (</text:span><text:span text:style-name="T31">F</text:span><text:span text:style-name="T1">2, 70</text:span><text:span text:style-name="T31"> </text:span><text:span text:style-name="T34">= 12.31, </text:span><text:span text:style-name="T31">P </text:span><text:span text:style-name="T34">= &lt; 0.0001), but no differences due to sex (</text:span><text:span text:style-name="T31">F</text:span><text:span text:style-name="T1">2, 70</text:span><text:span text:style-name="T31"> </text:span><text:span text:style-name="T34">= 0.00, </text:span><text:span text:style-name="T31">P </text:span><text:span text:style-name="T34">= 0.99) or the interaction between treatment and sex (</text:span><text:span text:style-name="T31">F</text:span><text:span text:style-name="T1">2, 70</text:span><text:span text:style-name="T31"> </text:span><text:span text:style-name="T34">= 0.84, </text:span><text:span text:style-name="T31">P </text:span><text:bookmark-end text:name="__DdeLink__197_969931675"/><text:span text:style-name="T3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23">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31"><text:span text:style-name="T36">Doums C and Schmid-Hempel P. 2000. Immunocompetence in workers of a social insect, </text:span><text:span text:style-name="T32">Bombus terrestris</text:span><text:span text:style-name="T3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31"><text:span text:style-name="T36">Hoang A. 2001. Immune response to parasitism reduces resistance of </text:span><text:span text:style-name="T32">Drosophila melanogaster</text:span><text:span text:style-name="T36"> to dessication and starvation. Evolution 55(11): 2353-2358.</text:span></text:p>
        <text:p text:style-name="P17"/>
        <text:p text:style-name="P24">Gillespie JP, Kanost MR, and Trenczek T. 1997. <text:s/>Biological mediators of insect immunity. <text:s/>Annual Review of Entomology 42: 611-643.</text:p>
        <text:p text:style-name="P17"/>
        <text:p text:style-name="P26">Haine ER, Pollitt LC, Moret Y, Siva-Jothy MT, and Rolff J. <text:s/>2008. <text:s/>Temporal patterns in immune responses to a range of microbial insults (<text:span text:style-name="T52">Tenebrio molitor</text:span><text:span text:style-name="T58">). <text:s/>Journal of Insect Physiology 54: 1090-1097.</text:span></text:p>
        <text:p text:style-name="P17"/>
        <text:p text:style-name="P12">Jones SR and Kunz SE. 1998. Effects of cold stress on survival and</text:p>
        <text:p text:style-name="P31"><text:span text:style-name="T36"><text:s/>reproduction of </text:span><text:span text:style-name="T32">Haematobia irritans</text:span><text:span text:style-name="T36"> (Diptera: Muscidae). Journal</text:span></text:p>
        <text:p text:style-name="P12"><text:s/>of Medical Entomology 35: 725-731.</text:p>
        <text:p text:style-name="P17"/>
        <text:p text:style-name="P31"><text:span text:style-name="T36">Kells SA, Vogt JT, Appel AG, and Bennett GW. <text:s/>1999. <text:s/>Estimating nutritional status of German cockroaches, </text:span><text:span text:style-name="T32">Blattella germanica</text:span><text:span text:style-name="T36"> (L.) (Dictyoptera: Blattellidae), in the field. <text:s/>Journal of Insect Physiology 45: 709-717.</text:span></text:p>
        <text:p text:style-name="P17"/>
        <text:p text:style-name="P31"><text:span text:style-name="T36">Koella JC and Sorensen FL. 2002. Effect of adult nutrition on the melanization immune response of the malaria vector </text:span><text:span text:style-name="T32">Anopheles stephensi</text:span><text:span text:style-name="T36">. <text:s/>Medical and Veterinary Entomology 15: 316-320.</text:span></text:p>
        <text:p text:style-name="P17"/>
        <text:p text:style-name="P25">Lord, JC. <text:s/>2005. <text:s/>From Metchnikoff to Monsanto and beyond: the path of microbrial control. <text:s/>Journal of Invertebrate Pathology 89: 19-29.</text:p>
        <text:p text:style-name="P17"/>
        <text:p text:style-name="P12">Marshall KE, Sinclair BJ. 2010. Repeated stress exposure results in a survival-reproduction</text:p>
        <text:p text:style-name="P31"><text:span text:style-name="T36"><text:s/>trade-off in </text:span><text:span text:style-name="T3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5">Medzhitov R, Preston-Hurlburt P, and Janeway CA. <text:s/>1997. <text:s/>A human homologue of the Drosophila Toll protein signals activation of adaptive immunity. <text:s/>Nature 388: 394-397.</text:p>
        <text:p text:style-name="P17"/>
        <text:p text:style-name="P2">Parsons P. 1990. The metabolic cost of multiple environmental stresses: implications for climatic change and conservation. <text:s/>Trends in Ecology and Evolution 5(9): 315-317.</text:p>
        <text:p text:style-name="P17"/>
        <text:p text:style-name="P12"><text:soft-page-break/>Renault D. 2011. Long-term after-effects of cold exposure in adult</text:p>
        <text:p text:style-name="P31"><text:span text:style-name="T36"><text:s/></text:span><text:span text:style-name="T32">Alphitobius diaperinus </text:span><text:span text:style-name="T3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31"><text:span text:style-name="T36">Scott MP, Traniello, JFA, and Fetherston IA. <text:s/>1987. <text:s/>Competition for prey between ants and burying beetles (</text:span><text:span text:style-name="T32">Nicrophorus</text:span><text:span text:style-name="T3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2"/>
        <text:p text:style-name="P34">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text:soft-page-break/></text:p>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31"><text:span text:style-name="T33">2011, Xu et al, Food restriction and refeeding have no efect on cellular and humoral immunity in mongolian gerbils, </text:span><text:bookmark text:name="__DdeLink__408_1510251924"/><text:span text:style-name="T3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7T01:26:34.958715376</dc:date>
    <meta:generator>LibreOffice/5.0.1.2$Linux_X86_64 LibreOffice_project/00m0$Build-2</meta:generator>
    <meta:editing-duration>PT14H26M35S</meta:editing-duration>
    <meta:editing-cycles>52</meta:editing-cycles>
    <meta:document-statistic meta:table-count="0" meta:image-count="0" meta:object-count="0" meta:page-count="19" meta:paragraph-count="214" meta:word-count="6389" meta:character-count="42695" meta:non-whitespace-character-count="36276"/>
  </office:meta>
</office:document-meta>
</file>